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Последнее обновление:</text:span> 2025‑09‑25 10:00 America/Chicago<text:line-break/><text:span text:style-name="Strong_20_Emphasis">Назначение:</text:span> единый «источник правды» по проектам <text:span text:style-name="Emphasis">Ася</text:span> и <text:span text:style-name="Emphasis">Motospark</text:span>: человеческое описание (подробно), техническая шпаргалка (кратко), принятые решения (ADR), частые ошибки, аннотации к файлам/папкам, регламенты обновления и Git‑процессы.</text:p>
      <text:p text:style-name="Quotations">Маркеры ссылок на историю: <text:span text:style-name="Source_20_Text">[RCC-&lt;Дата&gt;-&lt;№&gt;]</text:span> соответствуют «Recent Conversation Content» (список диалогов с датами и пунктами в истории чатов). Примеры: <text:span text:style-name="Source_20_Text">[RCC-2025-09-16-7]</text:span> → пункт <text:span text:style-name="Strong_20_Emphasis">7</text:span> от <text:span text:style-name="Strong_20_Emphasis">2025‑09‑16</text:span> («Excel‑ingest сервис код»); <text:span text:style-name="Source_20_Text">[RCC-2025-09-18-5]</text:span> → пункт <text:span text:style-name="Strong_20_Emphasis">5</text:span> от <text:span text:style-name="Strong_20_Emphasis">2025‑09‑18</text:span> и т.д.</text:p>
      <text:p text:style-name="Horizontal_20_Line"/>
      <text:h text:style-name="Heading_20_2" text:outline-level="2">Часть A — Human Journal (human.md)</text:h>
      <text:p text:style-name="Text_20_body">Подробное описание «для человека»: что делали, зачем, как влияет на архитектуру и пользу для проекта. Здесь — углублённая версия с мотивами, поворотными решениями и ошибками.</text:p>
      <text:h text:style-name="Heading_20_3" text:outline-level="3">1) Хронология ключевых решений и работ (детально)</text:h>
      <text:p text:style-name="Text_20_body"><text:span text:style-name="Strong_20_Emphasis">Этап 0. Зарождение (Motospark, Docker Compose)</text:span></text:p>
      <text:list xml:id="list4292643423" text:style-name="L1">
        <text:list-item>
          <text:p text:style-name="P1">Подняли локальные сервисы: <text:span text:style-name="Strong_20_Emphasis">Redis</text:span>, <text:span text:style-name="Strong_20_Emphasis">MinIO</text:span>, <text:span text:style-name="Strong_20_Emphasis">Qdrant</text:span> через <text:span text:style-name="Source_20_Text">infra/docker/docker-compose.yml</text:span>.<text:line-break/><text:span text:style-name="Strong_20_Emphasis">Зачем:</text:span> получить рабочее окружение «на одном ПК» без Kubernetes.<text:line-break/><text:span text:style-name="Strong_20_Emphasis">Польза:</text:span> быстрая разработка и отладка интеграций (хранилище файлов MinIO, кэш Redis, векторная БД Qdrant для будущих AI‑фич).<text:line-break/><text:span text:style-name="Strong_20_Emphasis">Проблемы:</text:span> ошибки зависимостей Node/TS (пример: <text:span text:style-name="Source_20_Text">bcryptjs</text:span> без типов).<text:line-break/><text:span text:style-name="Strong_20_Emphasis">Вывод:</text:span> зафиксировать версии зависимостей, подключить типы, добавить сборку и линт в CI.<text:line-break/><text:span text:style-name="Strong_20_Emphasis">Маркер:</text:span> [RCC-2025-09-01-22], [RCC-2025-09-04-18/19].</text:p>
        </text:list-item>
      </text:list>
      <text:p text:style-name="Text_20_body"><text:span text:style-name="Strong_20_Emphasis">Этап 1. Переход к Kubernetes (Docker Desktop K8s)</text:span></text:p>
      <text:list xml:id="list2123360110" text:style-name="L2">
        <text:list-item>
          <text:p text:style-name="P2">Включили кластер K8s в Docker Desktop, установили <text:span text:style-name="Strong_20_Emphasis">ingress‑nginx</text:span> и <text:span text:style-name="Strong_20_Emphasis">cert‑manager</text:span> (self‑signed для dev).<text:line-break/><text:span text:style-name="Strong_20_Emphasis">Почему так:</text:span> хотим единый ingress‑слой (<text:span text:style-name="Source_20_Text">*.dev.asia.local</text:span>) и TLS‑цепочки даже в dev → привычка к прод‑режиму.<text:line-break/><text:span text:style-name="Strong_20_Emphasis">Проблемы:</text:span> генерация локальных сертификатов, конфигурация Dashboard.<text:line-break/><text:span text:style-name="Strong_20_Emphasis">Маркер:</text:span> [RCC-2025-09-11-10], [RCC-2025-09-10-11].</text:p>
        </text:list-item>
        <text:list-item>
          <text:p text:style-name="P2">Развернули <text:span text:style-name="Strong_20_Emphasis">Zalando Postgres Operator</text:span> → <text:span text:style-name="Strong_20_Emphasis">Patroni/Spilo‑14</text:span> кластер, <text:span text:style-name="Strong_20_Emphasis">PgBouncer</text:span> (pooler), <text:span text:style-name="Strong_20_Emphasis">HAProxy</text:span>. Порты: 5432/5433; HAProxy 5000/7000.<text:line-break/><text:span text:style-name="Strong_20_Emphasis">Почему так:</text:span> сразу тренируемся на отказоустойчивой схеме и единой точке входа (PgBouncer), чтобы сервисы не «знали» про лидера БД.<text:line-break/><text:span text:style-name="Strong_20_Emphasis">Проблемы:</text:span> сложность YAML/patch, необходимость аккуратно передавать секреты (оператор генерит, нужно правильно маппить в env).<text:line-break/><text:span text:style-name="Strong_20_Emphasis">Маркер:</text:span> [MSC-5], [MSC-2], [MSC-4].</text:p>
        </text:list-item>
        <text:list-item>
          <text:p text:style-name="P2"><text:soft-page-break/>Оформили <text:span text:style-name="Strong_20_Emphasis">ExternalName</text:span> для <text:span text:style-name="Strong_20_Emphasis">MinIO</text:span> и <text:span text:style-name="Strong_20_Emphasis">Redis</text:span> (<text:span text:style-name="Source_20_Text">minio-dev</text:span>, <text:span text:style-name="Source_20_Text">redis-dev</text:span> → <text:span text:style-name="Source_20_Text">host.docker.internal</text:span>).<text:line-break/><text:span text:style-name="Strong_20_Emphasis">Почему так:</text:span> быстро подключаем локальные сервисы без развёртывания их в кластере.<text:line-break/><text:span text:style-name="Strong_20_Emphasis">Компромисс:</text:span> меньше похожести на прод; но быстро.<text:line-break/><text:span text:style-name="Strong_20_Emphasis">Маркер:</text:span> [MSC-2].</text:p>
        </text:list-item>
      </text:list>
      <text:p text:style-name="Text_20_body"><text:span text:style-name="Strong_20_Emphasis">Этап 2. Сервисы уровня MVP</text:span></text:p>
      <text:list xml:id="list1922970194" text:style-name="L3">
        <text:list-item>
          <text:p text:style-name="P3"><text:span text:style-name="Strong_20_Emphasis">excel‑ingest</text:span> (FastAPI выбран как предпочтение).<text:line-break/><text:span text:style-name="Strong_20_Emphasis">Почему так:</text:span> Python богаче экосистемой для Excel/CSV и нормализации данных; FastAPI даёт быстрый REST и типизацию.<text:line-break/><text:span text:style-name="Strong_20_Emphasis">Задача:</text:span> принимать файлы (разные структуры), нормализовать артикулы (транслит, приведение к <text:span text:style-name="Source_20_Text">normalized_key = brand:number</text:span>), складывать оригинал/результаты в MinIO (<text:span text:style-name="Source_20_Text">uploads/{org_id}/…</text:span>, <text:span text:style-name="Source_20_Text">results/{org_id}/…</text:span>), писать строки в Postgres через PgBouncer/TLS и слать события в <text:span text:style-name="Strong_20_Emphasis">n8n</text:span>.<text:line-break/><text:span text:style-name="Strong_20_Emphasis">Проблемы:</text:span> <text:span text:style-name="Source_20_Text">ImagePullBackOff</text:span> (нет образа в GHCR), временный переход на <text:span text:style-name="Strong_20_Emphasis">busybox</text:span>‑контейнер; сложности с <text:span text:style-name="Source_20_Text">kubectl patch</text:span> для снятия <text:span text:style-name="Source_20_Text">command</text:span>.<text:line-break/><text:span text:style-name="Strong_20_Emphasis">Решение:</text:span> оформить Dockerfile, CI в GHCR, readiness/liveness, секреты от Zalando, чёткие env (<text:span text:style-name="Source_20_Text">DB_*</text:span>, <text:span text:style-name="Source_20_Text">PGSSLMODE=require</text:span>).<text:line-break/><text:span text:style-name="Strong_20_Emphasis">Маркер:</text:span> [MSC-3], [MSC-7], [RCC-2025-09-16-7], [RCC-2025-09-23-2].</text:p>
        </text:list-item>
        <text:list-item>
          <text:p text:style-name="P3"><text:span text:style-name="Strong_20_Emphasis">n8n</text:span> в <text:span text:style-name="Strong_20_Emphasis">queue‑mode</text:span> (main+worker+Redis).<text:line-break/><text:span text:style-name="Strong_20_Emphasis">Почему так:</text:span> устойчивость к тяжёлым задачам и возможность HITL (человек в контуре).<text:line-break/><text:span text:style-name="Strong_20_Emphasis">Поворотное решение:</text:span> отказаться от попытки «всё собрать в одном сервисе/коде» и использовать оркестратор.<text:line-break/><text:span text:style-name="Strong_20_Emphasis">Проблемы:</text:span> 404 на prod‑webhook («not registered») при неактивном workflow; путаница с test vs prod URL.<text:line-break/><text:span text:style-name="Strong_20_Emphasis">Решение:</text:span> всегда активировать воркфлоу перед prod‑вызовами; завести runbook «Webhook n8n».<text:line-break/><text:span text:style-name="Strong_20_Emphasis">Маркер:</text:span> [RCC-2025-09-18-5], [RCC-2025-09-10-13], [RCC-2025-09-15-16].</text:p>
        </text:list-item>
        <text:list-item>
          <text:p text:style-name="P3"><text:span text:style-name="Strong_20_Emphasis">Appsmith</text:span> как UI.<text:line-break/><text:span text:style-name="Strong_20_Emphasis">Почему так:</text:span> быстро получить управляемые панели и не писать фронт с нуля; подходит для внутренних операторов.<text:line-break/><text:span text:style-name="Strong_20_Emphasis">Проблемы:</text:span> потеря состояния после рестартов (не настроены volumes), настройка <text:span text:style-name="Source_20_Text">APPSMITH_ALLOWED_HOSTS</text:span>.<text:line-break/><text:span text:style-name="Strong_20_Emphasis">Решение:</text:span> добавить персистентность; оформить runbook по установке/обновлению/бэкапу.<text:line-break/><text:span text:style-name="Strong_20_Emphasis">Маркер:</text:span> [RCC-2025-09-18-4], [RCC-2025-09-09-14].</text:p>
        </text:list-item>
      </text:list>
      <text:p text:style-name="Text_20_body"><text:span text:style-name="Strong_20_Emphasis">Этап 3. Диагностика и эксплуатационные практики</text:span></text:p>
      <text:list xml:id="list2122095017" text:style-name="L4">
        <text:list-item>
          <text:p text:style-name="P4">Сетевые проверки (netstat 9000/6379), curl‑pods, <text:span text:style-name="Source_20_Text">rollout restart/status</text:span>, health‑эндпоинты.<text:line-break/><text:soft-page-break/><text:span text:style-name="Strong_20_Emphasis">Почему так:</text:span> быстрые инструменты для локализации проблем.<text:line-break/><text:span text:style-name="Strong_20_Emphasis">Ошибки:</text:span> неверные флаги в <text:span text:style-name="Source_20_Text">kubectl run</text:span> (<text:span text:style-name="Source_20_Text">--requests</text:span>), кавычки в PowerShell, <text:span text:style-name="Source_20_Text">-X</text:span> не работает в <text:span text:style-name="Source_20_Text">Invoke-WebRequest</text:span>.<text:line-break/><text:span text:style-name="Strong_20_Emphasis">Решение:</text:span> стандартизировать диагностические команды, добавить готовые однострочники.<text:line-break/><text:span text:style-name="Strong_20_Emphasis">Маркер:</text:span> [RCC-2025-09-22-3], [RCC-2025-09-22-1], [RCC-2025-09-15-8].</text:p>
        </text:list-item>
      </text:list>
      <text:p text:style-name="Text_20_body"><text:span text:style-name="Strong_20_Emphasis">Этап 4. Фокусировка на MVP (отсечение)</text:span></text:p>
      <text:list xml:id="list2621015425" text:style-name="L5">
        <text:list-item>
          <text:p text:style-name="P5">Отложили <text:span text:style-name="Strong_20_Emphasis">GitOps/Helm/ArgoCD</text:span>, <text:span text:style-name="Strong_20_Emphasis">VoiceFlow</text:span>, <text:span text:style-name="Strong_20_Emphasis">Zapier</text:span>.<text:line-break/><text:span text:style-name="Strong_20_Emphasis">Почему так:</text:span> каждое направление тянет время; MVP = ingest + n8n + PG/MinIO + базовый UI.<text:line-break/><text:span text:style-name="Strong_20_Emphasis">Польза:</text:span> меньше переключений, быстрее до пользы (кроссы, КП, e‑mail/WhatsApp).<text:line-break/><text:span text:style-name="Strong_20_Emphasis">Маркер:</text:span> [RCC-2025-09-20-21], [RCC-2025-09-05-17].</text:p>
        </text:list-item>
      </text:list>
      <text:p text:style-name="Text_20_body"><text:span text:style-name="Strong_20_Emphasis">Этап 5. Бизнес‑логика и ИИ‑роль «Аси»</text:span></text:p>
      <text:list xml:id="list2988239422" text:style-name="L6">
        <text:list-item>
          <text:p text:style-name="P6">Таблицы: <text:span text:style-name="Source_20_Text">companies</text:span>, <text:span text:style-name="Source_20_Text">contacts</text:span>, <text:span text:style-name="Source_20_Text">contact_emails</text:span>, <text:span text:style-name="Source_20_Text">messages</text:span>, <text:span text:style-name="Source_20_Text">parts</text:span>, <text:span text:style-name="Source_20_Text">crosses</text:span>, <text:span text:style-name="Source_20_Text">stocks</text:span>, <text:span text:style-name="Source_20_Text">quotes</text:span>, <text:span text:style-name="Source_20_Text">quote_items</text:span>, <text:span text:style-name="Source_20_Text">integrations_state</text:span>, <text:span text:style-name="Source_20_Text">kb_answers</text:span>, <text:span text:style-name="Source_20_Text">brand_prefs</text:span> и др.<text:line-break/><text:span text:style-name="Strong_20_Emphasis">Почему так:</text:span> нам нужна нормализованная сущностная модель для кросс‑поиска и формирования КП; <text:span text:style-name="Source_20_Text">normalized_key = brand:number</text:span> как индекс для быстрых совпадений.<text:line-break/><text:span text:style-name="Strong_20_Emphasis">HITL‑петли:</text:span> если Асe не хватает данных — эскалация оператору либо «подсказка с обучением», чтобы в следующий раз брать из <text:span text:style-name="Source_20_Text">kb_answers</text:span>.<text:line-break/><text:span text:style-name="Strong_20_Emphasis">Каналы:</text:span> WhatsApp API и Яндекс.Почта (IMAP/SMTP) — как целевой план.<text:line-break/><text:span text:style-name="Strong_20_Emphasis">Маркер:</text:span> [MSC-1], [MSC-3], [MSC-4], [MSC-9].</text:p>
        </text:list-item>
      </text:list>
      <text:p text:style-name="Horizontal_20_Line"/>
      <text:h text:style-name="Heading_20_3" text:outline-level="3">2) Что уже готово к моменту MVP (уточнённо)</text:h>
      <text:list xml:id="list625969260" text:style-name="L7">
        <text:list-item>
          <text:p text:style-name="P7">K8s dev‑кластер: ingress‑nginx, cert‑manager (self‑signed), Dashboard.</text:p>
        </text:list-item>
        <text:list-item>
          <text:p text:style-name="P7">Postgres (Patroni/Spilo‑14) + PgBouncer + HAProxy; доступ из кластера.</text:p>
        </text:list-item>
        <text:list-item>
          <text:p text:style-name="P7">Redis/MinIO доступны через ExternalName.</text:p>
        </text:list-item>
        <text:list-item>
          <text:p text:style-name="P7">n8n в queue‑mode, вебхуки доходят при активных воркфлоу; были успешные executions.</text:p>
        </text:list-item>
        <text:list-item>
          <text:p text:style-name="P7">Appsmith развёрнут (нуждается в персистентности).</text:p>
        </text:list-item>
        <text:list-item>
          <text:p text:style-name="P7">excel‑ingest: деплой есть; код в процессе/частично; нужен образ в GHCR, probes и wiring секретов.</text:p>
        </text:list-item>
        <text:list-item>
          <text:p text:style-name="P7">Сформирована целевая бизнес‑логика (таблицы/потоки), есть план HITL и ABCP/1С <text:soft-page-break/>интеграций.</text:p>
        </text:list-item>
      </text:list>
      <text:h text:style-name="Heading_20_3" text:outline-level="3">3) Что блокирует продакшен (расширено)</text:h>
      <text:list xml:id="list2962782984" text:style-name="L8">
        <text:list-item>
          <text:p text:style-name="P8">Нет GHCR CI/CD для excel‑ingest (и для других сервисов).</text:p>
        </text:list-item>
        <text:list-item>
          <text:p text:style-name="P8">Нет Helm‑чартов/values и GitOps (ArgoCD).</text:p>
        </text:list-item>
        <text:list-item>
          <text:p text:style-name="P8">Персистентность n8n/Appsmith по умолчанию не настроена.</text:p>
        </text:list-item>
        <text:list-item>
          <text:p text:style-name="P8">Часть решений не оформлена ADR (значит, мы рискуем повторять обсуждения).</text:p>
        </text:list-item>
        <text:list-item>
          <text:p text:style-name="P8">Не закрыт набор runbooks на операции (деплой/откат/секреты/диагностика).</text:p>
        </text:list-item>
      </text:list>
      <text:p text:style-name="Horizontal_20_Line"/>
      <text:h text:style-name="Heading_20_3" text:outline-level="3">4) Частые ошибки и как их избегать (расширено)</text:h>
      <text:list xml:id="list2097844028" text:style-name="L9">
        <text:list-item>
          <text:p text:style-name="P9"><text:span text:style-name="Strong_20_Emphasis">PowerShell </text:span><text:span text:style-name="Source_20_Text"><text:span text:style-name="Strong_20_Emphasis">curl</text:span></text:span>: <text:span text:style-name="Source_20_Text">curl</text:span> → это alias на <text:span text:style-name="Source_20_Text">Invoke-WebRequest</text:span>; <text:span text:style-name="Source_20_Text">-X</text:span> не работает.<text:line-break/><text:span text:style-name="Strong_20_Emphasis">Рецепт:</text:span> <text:span text:style-name="Source_20_Text">curl.exe</text:span> (явный бинарь) или <text:span text:style-name="Source_20_Text">Invoke-WebRequest -Method Post ...</text:span>. [RCC-2025-09-22-1]</text:p>
        </text:list-item>
        <text:list-item>
          <text:p text:style-name="P9"><text:span text:style-name="Source_20_Text"><text:span text:style-name="Strong_20_Emphasis">kubectl run</text:span></text:span><text:span text:style-name="Strong_20_Emphasis"> флаги ресурсов</text:span>: <text:span text:style-name="Source_20_Text">--requests</text:span> не поддерживается так, как в docker; используем манифест или <text:span text:style-name="Source_20_Text">--overrides</text:span>. [RCC-2025-09-22-3]</text:p>
        </text:list-item>
        <text:list-item>
          <text:p text:style-name="P9"><text:span text:style-name="Source_20_Text"><text:span text:style-name="Strong_20_Emphasis">kubectl patch</text:span></text:span><text:span text:style-name="Strong_20_Emphasis"> кавычки</text:span>: JSON в PowerShell ломается из‑за кавычек/бэктиков.<text:line-break/><text:span text:style-name="Strong_20_Emphasis">Рецепт:</text:span> <text:span text:style-name="Source_20_Text">--patch-file patch.json</text:span> или here‑string; либо <text:span text:style-name="Source_20_Text">kubectl edit</text:span>. [RCC-2025-09-16-9]</text:p>
        </text:list-item>
        <text:list-item>
          <text:p text:style-name="P9"><text:span text:style-name="Strong_20_Emphasis">n8n «чистый лист» после рестартов</text:span>: забытые volumes.<text:line-break/><text:span text:style-name="Strong_20_Emphasis">Рецепт:</text:span> PVC/hostPath; зафиксировать в манифестах. [RCC-2025-09-09-14]</text:p>
        </text:list-item>
        <text:list-item>
          <text:p text:style-name="P9"><text:span text:style-name="Strong_20_Emphasis">Повторные патчи excel‑ingest</text:span>: отсутствие журнала.<text:line-break/><text:span text:style-name="Strong_20_Emphasis">Рецепт:</text:span> <text:span text:style-name="Source_20_Text">/scratch</text:span> с датой+комментарием и ссылка на коммит/ADR. [RCC-2025-09-16-9]</text:p>
        </text:list-item>
        <text:list-item>
          <text:p text:style-name="P9"><text:span text:style-name="Strong_20_Emphasis">Смешение dev/prod логики</text:span>: попытки «как в прод» на dev‑ExternalName.<text:line-break/><text:span text:style-name="Strong_20_Emphasis">Рецепт:</text:span> явно разделять <text:span text:style-name="Source_20_Text">k8s/dev</text:span> и будущий <text:span text:style-name="Source_20_Text">k8s/prod</text:span>, фиксировать отличия в <text:span text:style-name="Source_20_Text">docs/tech.md</text:span>.</text:p>
        </text:list-item>
      </text:list>
      <text:p text:style-name="Horizontal_20_Line"/>
      <text:h text:style-name="Heading_20_3" text:outline-level="3">5) Аннотации к файлам/папкам (расширено)</text:h>
      <text:list xml:id="list1238533237" text:style-name="L10">
        <text:list-item>
          <text:p text:style-name="P10"><text:span text:style-name="Source_20_Text"><text:span text:style-name="Strong_20_Emphasis">infra/docker/docker-compose.yml</text:span></text:span> — локальные Redis/MinIO/Qdrant (dev). [RCC-2025-09-01-22], [RCC-2025-09-04-19]</text:p>
        </text:list-item>
        <text:list-item>
          <text:p text:style-name="P10"><text:span text:style-name="Source_20_Text"><text:span text:style-name="Strong_20_Emphasis">k8s/base/namespaces.yaml</text:span></text:span> — базовые неймспейсы (<text:span text:style-name="Source_20_Text">asia-dev</text:span>, позже <text:span text:style-name="Source_20_Text">asia-</text:span><text:soft-page-break/><text:span text:style-name="Source_20_Text">prod</text:span>). [MSC-6]</text:p>
        </text:list-item>
        <text:list-item>
          <text:p text:style-name="P10"><text:span text:style-name="Source_20_Text"><text:span text:style-name="Strong_20_Emphasis">k8s/dev/*</text:span></text:span> — манифесты dev (deploy/svc/ingress/CM/Secrets). [RCC-2025-09-11-11]</text:p>
        </text:list-item>
        <text:list-item>
          <text:p text:style-name="P10"><text:span text:style-name="Source_20_Text"><text:span text:style-name="Strong_20_Emphasis">k8s/dev/n8n/*</text:span></text:span> — main/worker/redis/ingress; PVC для персистентности (добавить). [RCC-2025-09-18-5]</text:p>
        </text:list-item>
        <text:list-item>
          <text:p text:style-name="P10"><text:span text:style-name="Source_20_Text"><text:span text:style-name="Strong_20_Emphasis">k8s/dev/excel-ingest/*</text:span></text:span> — деплой/сервис/probes; секреты PG (из Zalando), MinIO creds. [RCC-2025-09-16-7]</text:p>
        </text:list-item>
        <text:list-item>
          <text:p text:style-name="P10"><text:span text:style-name="Source_20_Text"><text:span text:style-name="Strong_20_Emphasis">apps/excel-ingest/*</text:span></text:span> — FastAPI, Dockerfile, requirements; обработка Excel/CSV, MinIO SDK, PG через psycopg. [MSC-3], [RCC-2025-09-23-2]</text:p>
        </text:list-item>
        <text:list-item>
          <text:p text:style-name="P10"><text:span text:style-name="Source_20_Text"><text:span text:style-name="Strong_20_Emphasis">apps/auth-service/*</text:span></text:span> — проблемы с <text:span text:style-name="Source_20_Text">bcryptjs</text:span> (нужны типы/замена). [RCC-2025-09-04-18]</text:p>
        </text:list-item>
        <text:list-item>
          <text:p text:style-name="P10"><text:span text:style-name="Source_20_Text"><text:span text:style-name="Strong_20_Emphasis">tools/minio/*</text:span></text:span> — диагностика MinIO; curl‑pods, политики ведёрок. [RCC-2025-09-16-7]</text:p>
        </text:list-item>
        <text:list-item>
          <text:p text:style-name="P10"><text:span text:style-name="Source_20_Text"><text:span text:style-name="Strong_20_Emphasis">/home/aas/dashboard-local.{crt,key}</text:span></text:span> — самоподписанный TLS для Dashboard. [RCC-2025-09-11-10]</text:p>
        </text:list-item>
      </text:list>
      <text:p text:style-name="Quotations">При добавлении новых файлов — обновлять <text:span text:style-name="Source_20_Text">/docs/FILES.md</text:span> с краткой аннотацией «зачем/польза/ссылка на ADR».</text:p>
      <text:p text:style-name="Horizontal_20_Line"/>
      <text:h text:style-name="Heading_20_3" text:outline-level="3">6) Регламент обновления и как не терять изменения (детально)</text:h>
      <text:list xml:id="list2458491845" text:style-name="L11">
        <text:list-item>
          <text:p text:style-name="P11"><text:span text:style-name="Strong_20_Emphasis">Weekly‑ритуал:</text:span> <text:span text:style-name="Source_20_Text">/status/weekly-YYYY-MM-DD.md</text:span> (Done/Blockers/Next).</text:p>
        </text:list-item>
        <text:list-item>
          <text:p text:style-name="P11"><text:span text:style-name="Strong_20_Emphasis">ADR при каждом значимом решении:</text:span> <text:span text:style-name="Source_20_Text">/adr/ADR-XXXX-*.md</text:span> с Context/Decision/Consequences/References.</text:p>
        </text:list-item>
        <text:list-item>
          <text:p text:style-name="P11"><text:span text:style-name="Strong_20_Emphasis">Runbooks:</text:span> все повторяемые операции фиксируются в <text:span text:style-name="Source_20_Text">/runbooks/*.md</text:span>.</text:p>
        </text:list-item>
        <text:list-item>
          <text:p text:style-name="P11"><text:span text:style-name="Strong_20_Emphasis">Tech/Human:</text:span> обновлять «инвентарь» и «зачем/польза» при каждом изменении сервисов.</text:p>
        </text:list-item>
        <text:list-item>
          <text:p text:style-name="P11"><text:span text:style-name="Strong_20_Emphasis">Таймстемпы:</text:span> в шапке каждого файла «Последнее обновление: …» + дата в имени status/scratch.</text:p>
        </text:list-item>
        <text:list-item>
          <text:p text:style-name="P11"><text:span text:style-name="Strong_20_Emphasis">Коммиты:</text:span> префикс <text:span text:style-name="Source_20_Text">docs:</text:span> / <text:span text:style-name="Source_20_Text">adr:</text:span> / <text:span text:style-name="Source_20_Text">runbook:</text:span> / <text:span text:style-name="Source_20_Text">status:</text:span> и краткая причина.</text:p>
        </text:list-item>
      </text:list>
      <text:h text:style-name="Heading_20_2" text:outline-level="2">Часть B — Tech Index (tech.md)</text:h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5T19:11:47.347000000</dc:date>
    <meta:editing-duration>PT5H18M35S</meta:editing-duration>
    <meta:editing-cycles>1</meta:editing-cycles>
    <meta:document-statistic meta:table-count="0" meta:image-count="0" meta:object-count="0" meta:page-count="5" meta:paragraph-count="61" meta:word-count="1057" meta:character-count="8738" meta:non-whitespace-character-count="7774"/>
    <meta:generator>LibreOffice/7.3.3.2$Windows_X86_64 LibreOffice_project/d1d0ea68f081ee2800a922cac8f79445e4603348</meta:generator>
  </office:meta>
</office:document-meta>
</file>